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87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722.26" calcext:value-type="float">
            <text:p>722.26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24 kWh</text:p>
          </table:table-cell>
          <table:table-cell office:value-type="float" office:value="682.6" calcext:value-type="float">
            <text:p>682.6</text:p>
          </table:table-cell>
          <table:table-cell office:value-type="string" calcext:value-type="string">
            <text:p>03-01-2018</text:p>
          </table:table-cell>
          <table:table-cell office:value-type="string" calcext:value-type="string">
            <text:p>03-02-2018</text:p>
          </table:table-cell>
          <table:table-cell office:value-type="float" office:value="4.07" calcext:value-type="float">
            <text:p>4.07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60.53" calcext:value-type="float">
            <text:p>-360.53</text:p>
          </table:table-cell>
          <table:table-cell office:value-type="string" calcext:value-type="string">
            <text:p>T-0</text:p>
          </table:table-cell>
          <table:table-cell office:value-type="float" office:value="1132.87" calcext:value-type="float">
            <text:p>1132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61 kWh</text:p>
          </table:table-cell>
          <table:table-cell office:value-type="float" office:value="956.22" calcext:value-type="float">
            <text:p>956.22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11.23" calcext:value-type="float">
            <text:p>11.2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33.77" calcext:value-type="float">
            <text:p>1133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0 kWh</text:p>
          </table:table-cell>
          <table:table-cell office:value-type="float" office:value="796.61" calcext:value-type="float">
            <text:p>796.61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4.59" calcext:value-type="float">
            <text:p>4.5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20.75" calcext:value-type="float">
            <text:p>-420.75</text:p>
          </table:table-cell>
          <table:table-cell office:value-type="string" calcext:value-type="string">
            <text:p>T-0</text:p>
          </table:table-cell>
          <table:table-cell office:value-type="float" office:value="463.91" calcext:value-type="float">
            <text:p>463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79 kWh</text:p>
          </table:table-cell>
          <table:table-cell office:value-type="float" office:value="1077.56" calcext:value-type="float">
            <text:p>1077.56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12.43" calcext:value-type="float">
            <text:p>12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54.95" calcext:value-type="float">
            <text:p>1254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58 kWh</text:p>
          </table:table-cell>
          <table:table-cell office:value-type="float" office:value="923.03" calcext:value-type="float">
            <text:p>923.03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0.87" calcext:value-type="float">
            <text:p>10.8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8.19" calcext:value-type="float">
            <text:p>1098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07" calcext:value-type="float">
            <text:p>78.07</text:p>
          </table:table-cell>
          <table:table-cell office:value-type="float" office:value="247.68" calcext:value-type="float">
            <text:p>247.68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7 kWh</text:p>
          </table:table-cell>
          <table:table-cell office:value-type="float" office:value="912.15" calcext:value-type="float">
            <text:p>912.15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0.76" calcext:value-type="float">
            <text:p>10.7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34.21" calcext:value-type="float">
            <text:p>1334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.75" calcext:value-type="float">
            <text:p>77.75</text:p>
          </table:table-cell>
          <table:table-cell office:value-type="float" office:value="334.55" calcext:value-type="float">
            <text:p>334.5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50 kWh</text:p>
          </table:table-cell>
          <table:table-cell office:value-type="float" office:value="858.91" calcext:value-type="float">
            <text:p>858.91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4.87" calcext:value-type="float">
            <text:p>4.8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53.64" calcext:value-type="float">
            <text:p>-453.64</text:p>
          </table:table-cell>
          <table:table-cell office:value-type="string" calcext:value-type="string">
            <text:p>T-0</text:p>
          </table:table-cell>
          <table:table-cell office:value-type="float" office:value="826.8" calcext:value-type="float">
            <text:p>826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58 kWh</text:p>
          </table:table-cell>
          <table:table-cell office:value-type="float" office:value="895.3" calcext:value-type="float">
            <text:p>895.3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0.58" calcext:value-type="float">
            <text:p>10.5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8.15" calcext:value-type="float">
            <text:p>106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.45" calcext:value-type="float">
            <text:p>75.45</text:p>
          </table:table-cell>
          <table:table-cell office:value-type="float" office:value="218.96" calcext:value-type="float">
            <text:p>218.9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89 kWh</text:p>
          </table:table-cell>
          <table:table-cell office:value-type="float" office:value="1101.61" calcext:value-type="float">
            <text:p>1101.61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2.64" calcext:value-type="float">
            <text:p>12.6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95.68" calcext:value-type="float">
            <text:p>1495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0 kWh</text:p>
          </table:table-cell>
          <table:table-cell office:value-type="float" office:value="966.96" calcext:value-type="float">
            <text:p>966.96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1.29" calcext:value-type="float">
            <text:p>11.2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0.04" calcext:value-type="float">
            <text:p>1140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83" calcext:value-type="float">
            <text:p>74.83</text:p>
          </table:table-cell>
          <table:table-cell office:value-type="float" office:value="193.31" calcext:value-type="float">
            <text:p>193.31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73 kWh</text:p>
          </table:table-cell>
          <table:table-cell office:value-type="float" office:value="983.73" calcext:value-type="float">
            <text:p>983.73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1.45" calcext:value-type="float">
            <text:p>11.4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49.64" calcext:value-type="float">
            <text:p>1349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44 kWh</text:p>
          </table:table-cell>
          <table:table-cell office:value-type="float" office:value="780.09" calcext:value-type="float">
            <text:p>780.09</text:p>
          </table:table-cell>
          <table:table-cell office:value-type="string" calcext:value-type="string">
            <text:p>06-01-2017</text:p>
          </table:table-cell>
          <table:table-cell office:value-type="string" calcext:value-type="string">
            <text:p>03-02-2017</text:p>
          </table:table-cell>
          <table:table-cell office:value-type="float" office:value="8.84" calcext:value-type="float">
            <text:p>8.8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892.95" calcext:value-type="float">
            <text:p>892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06:26.137000000</meta:creation-date>
    <dc:date>2018-03-27T22:09:32.813000000</dc:date>
    <meta:editing-duration>PT3M7S</meta:editing-duration>
    <meta:editing-cycles>1</meta:editing-cycles>
    <meta:document-statistic meta:table-count="1" meta:cell-count="147" meta:object-count="0"/>
    <meta:generator>LibreOffice/5.3.4.2$Windows_x86 LibreOffice_project/f82d347ccc0be322489bf7da61d7e4ad13fe2ff3</meta:generator>
  </office:meta>
</office:document-meta>
</file>